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8689306076747" calcext:value-type="float">
            <text:p>0.015868930607675</text:p>
          </table:table-cell>
          <table:table-cell office:value-type="float" office:value="0.0132416138129139" calcext:value-type="float">
            <text:p>0.0132416138129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6402148616811" calcext:value-type="float">
            <text:p>0.015640214861681</text:p>
          </table:table-cell>
          <table:table-cell office:value-type="float" office:value="0.0124861998483539" calcext:value-type="float">
            <text:p>0.01248619984835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8956939767841" calcext:value-type="float">
            <text:p>0.015895693976784</text:p>
          </table:table-cell>
          <table:table-cell office:value-type="float" office:value="0.0132596816101143" calcext:value-type="float">
            <text:p>0.01325968161011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5701937990937" calcext:value-type="float">
            <text:p>0.015570193799094</text:p>
          </table:table-cell>
          <table:table-cell office:value-type="float" office:value="0.01298208807653" calcext:value-type="float">
            <text:p>0.012982088076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53175368128965" calcext:value-type="float">
            <text:p>0.015317536812897</text:p>
          </table:table-cell>
          <table:table-cell table:style-name="ce3" office:value-type="float" office:value="0.0123422220349312" calcext:value-type="float">
            <text:p>0.01234222203493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7265695748833" calcext:value-type="float">
            <text:p>0.015726569574883</text:p>
          </table:table-cell>
          <table:table-cell office:value-type="float" office:value="0.0132041002343003" calcext:value-type="float">
            <text:p>0.013204100234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5374520303061" calcext:value-type="float">
            <text:p>0.015537452030306</text:p>
          </table:table-cell>
          <table:table-cell office:value-type="float" office:value="0.0123592680320144" calcext:value-type="float">
            <text:p>0.01235926803201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5862365953804" calcext:value-type="float">
            <text:p>0.015862365953804</text:p>
          </table:table-cell>
          <table:table-cell office:value-type="float" office:value="0.0132655449273983" calcext:value-type="float">
            <text:p>0.01326554492739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4112146701664" calcext:value-type="float">
            <text:p>0.015411214670166</text:p>
          </table:table-cell>
          <table:table-cell office:value-type="float" office:value="0.0125997299328446" calcext:value-type="float">
            <text:p>0.0125997299328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51574256209036" calcext:value-type="float">
            <text:p>0.015157425620904</text:p>
          </table:table-cell>
          <table:table-cell office:value-type="float" office:value="0.0124120684340596" calcext:value-type="float">
            <text:p>0.0124120684340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57866653032115" calcext:value-type="float">
            <text:p>0.015786665303212</text:p>
          </table:table-cell>
          <table:table-cell office:value-type="float" office:value="0.0133434532089916" calcext:value-type="float">
            <text:p>0.01334345320899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152798107204338" calcext:value-type="float">
            <text:p>0.015279810720434</text:p>
          </table:table-cell>
          <table:table-cell office:value-type="float" office:value="0.0125316027551889" calcext:value-type="float">
            <text:p>0.0125316027551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55491246065746" calcext:value-type="float">
            <text:p>0.015549124606575</text:p>
          </table:table-cell>
          <table:table-cell office:value-type="float" office:value="0.012543129734695" calcext:value-type="float">
            <text:p>0.0125431297346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14])" office:value-type="float" office:value="0.0151574256209036" calcext:value-type="float">
            <text:p>0.015157425620904</text:p>
          </table:table-cell>
          <table:table-cell table:style-name="Default" table:formula="of:=MIN([.G2:.G14])" office:value-type="float" office:value="0.0123422220349312" calcext:value-type="float">
            <text:p>0.012342222034931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4:25:33.401401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0T14:25:41.814128109</dc:date>
    <meta:editing-duration>PT40S</meta:editing-duration>
    <meta:editing-cycles>2</meta:editing-cycles>
    <meta:generator>LibreOffice/6.0.7.3$Linux_X86_64 LibreOffice_project/00m0$Build-3</meta:generator>
    <meta:document-statistic meta:table-count="1" meta:cell-count="141" meta:object-count="0"/>
  </office:meta>
</office:document-meta>
</file>